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2_5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Fanny &amp; Rachael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Clara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8 March 1855</text:p>
      <text:p text:style-name="P2">Month<text:tab/><text:tab/><text:tab/><text:tab/><text:tab/><text:tab/>March</text:p>
      <text:p text:style-name="P2">Year<text:tab/><text:tab/><text:tab/><text:tab/><text:tab/><text:tab/>1855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2"><text:span text:style-name="T1">Dear Clara/</text:span></text:p>
      <text:p text:style-name="P2"><text:span text:style-name="T1"><text:tab/>the[sic] accompanying present/ we send you as a token of the sincere/ affection we have ever retained for you,/ and would beseech you to consider and/ prepare well for the responsibility of/ your position, think, dear friend, to/ you will now belong the holy trust and sole/ confidence of your dear one's heart, yours/ will be the office to rejoice &amp; sym-/pathize with in gladness, to comfort/ in sorrow; &amp; will be yours, to influence/ his heart, by word or look, when, true/ to nature, he might waver between/ right &amp; wrong; think not by reminding/ you that we would cast a shade/</text:span></text:p>
      <text:p text:style-name="P2"><text:span text:style-name="T1"/></text:p>
      <text:p text:style-name="P2"><text:span text:style-name="T1">[Page 2]</text:span></text:p>
      <text:p text:style-name="P2"><text:span text:style-name="T1">of gloom on your bright prospects/ and buoyant spirits we would have/ you enjoy to its fullest extent the/ happiness t'will be yours to receive/ in being the recipient in a cause so/ truly noble of the entire confidence/ and love of one of God's creatures/ and we will pray with you that/ your influence will be a happy/ one./</text:span></text:p>
      <text:p text:style-name="P2"><text:span text:style-name="T1"><text:tab/>Yours very fondly/</text:span></text:p>
      <text:p text:style-name="P2"><text:span text:style-name="T1"><text:tab/><text:tab/>Fanny &amp; Rachael./</text:span></text:p>
      <text:p text:style-name="P2"><text:span text:style-name="T1">March 8</text:span><text:span text:style-name="T2">th</text:span><text:span text:style-name="T1"> (/) 55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1T13:19:10</meta:creation-date>
    <dc:date>2009-04-21T13:45:51</dc:date>
    <dc:language>en-US</dc:language>
    <meta:editing-cycles>2</meta:editing-cycles>
    <meta:editing-duration>PT11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8" meta:word-count="334" meta:character-count="2235"/>
  </office:meta>
</office:document-meta>
</file>